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k Numbers:</text:p>
      <text:p text:style-name="P1"/>
      <text:p text:style-name="P1">D1 <text:s text:c="6"/>▇▇▇</text:p>
      <text:p text:style-name="P1">D2 <text:s text:c="5"/>▇▇▇▇▇</text:p>
      <text:p text:style-name="P1">D3 <text:s text:c="4"/>▇▇▇▇▇▇▇</text:p>
      <text:p text:style-name="P1">D4 <text:s text:c="3"/>▇▇▇▇▇▇▇▇▇</text:p>
      <text:p text:style-name="P1">D5 <text:s text:c="2"/>▇▇▇▇▇▇▇▇▇▇▇</text:p>
      <text:p text:style-name="P1">D6 <text:s/>▇▇▇▇▇▇▇▇▇▇▇▇▇</text:p>
      <text:p text:style-name="P1"/>
      <text:p text:style-name="P1">Tower Labels:</text:p>
      <text:p text:style-name="P1"/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4"/>░ <text:s text:c="12"/>░ <text:s text:c="12"/>░</text:p>
      <text:p text:style-name="P1"><text:s text:c="3"/></text:p>
      <text:p text:style-name="P1"><text:s text:c="4"/>A <text:s text:c="12"/>B <text:s text:c="12"/>C</text:p>
      <text:p text:style-name="P1"/>
      <text:p text:style-name="P1">2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A -&gt; B <text:s text:c="3"/>│</text:p>
      <text:p text:style-name="P1">│ <text:s text:c="3"/>2 │ <text:s text:c="4"/>D2 <text:s text:c="5"/>│ <text:s text:c="3"/>A -&gt; C <text:s text:c="3"/>│</text:p>
      <text:p text:style-name="P1">│ <text:s text:c="3"/>3 │ <text:s text:c="4"/>D1 <text:s text:c="5"/>│ <text:s text:c="3"/>B -&gt; C <text:s text:c="3"/>│</text:p>
      <text:p text:style-name="P1">└──────┴─────────────┴──────────────┘</text:p>
      <text:p text:style-name="P1"/>
      <text:p text:style-name="P1">3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A -&gt; C <text:s text:c="3"/>│</text:p>
      <text:p text:style-name="P1">│ <text:s text:c="3"/>2 │ <text:s text:c="4"/>D2 <text:s text:c="5"/>│ <text:s text:c="3"/>A -&gt; B <text:s text:c="3"/>│</text:p>
      <text:p text:style-name="P1">│ <text:s text:c="3"/>3 │ <text:s text:c="4"/>D1 <text:s text:c="5"/>│ <text:s text:c="3"/>C -&gt; B <text:s text:c="3"/>│</text:p>
      <text:p text:style-name="P1">│ <text:s text:c="3"/>4 │ <text:s text:c="4"/>D <text:s text:c="6"/>│ <text:s text:c="5"/>-&gt; <text:s text:c="5"/>│</text:p>
      <text:p text:style-name="P1">│ <text:s text:c="3"/>5 │ <text:s text:c="4"/>D <text:s text:c="6"/>│ <text:s text:c="5"/>-&gt; <text:s text:c="5"/>│</text:p>
      <text:p text:style-name="P1">│ <text:s text:c="3"/>6 │ <text:s text:c="4"/>D <text:s text:c="6"/>│ <text:s text:c="5"/>-&gt; <text:s text:c="5"/>│</text:p>
      <text:p text:style-name="P1">│ <text:s text:c="3"/>7 │ <text:s text:c="4"/>D <text:s text:c="6"/>│ <text:s text:c="5"/>-&gt; <text:s text:c="5"/>│</text:p>
      <text:p text:style-name="P1">└──────┴─────────────┴──────────────┘</text:p>
      <text:p text:style-name="P1"/>
      <text:p text:style-name="P1">4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A -&gt; B <text:s text:c="3"/>│</text:p>
      <text:p text:style-name="P1">│ <text:s text:c="3"/>2 │ <text:s text:c="4"/>D2 <text:s text:c="5"/>│ <text:s text:c="3"/>A -&gt; C <text:s text:c="3"/>│</text:p>
      <text:p text:style-name="P1">│ <text:s text:c="3"/>3 │ <text:s text:c="4"/>D1 <text:s text:c="5"/>│ <text:s text:c="3"/>B -&gt; C <text:s text:c="3"/>│</text:p>
      <text:p text:style-name="P1">│ <text:s text:c="3"/>4 │ <text:s text:c="4"/>D <text:s text:c="6"/>│ <text:s text:c="5"/>-&gt; <text:s text:c="5"/>│</text:p>
      <text:p text:style-name="P1">│ <text:s text:c="3"/>5 │ <text:s text:c="4"/>D <text:s text:c="6"/>│ <text:s text:c="5"/>-&gt; <text:s text:c="5"/>│</text:p>
      <text:p text:style-name="P1">│ <text:s text:c="3"/>6 │ <text:s text:c="4"/>D <text:s text:c="6"/>│ <text:s text:c="5"/>-&gt; <text:s text:c="5"/>│</text:p>
      <text:p text:style-name="P1">│ <text:s text:c="3"/>7 │ <text:s text:c="4"/>D <text:s text:c="6"/>│ <text:s text:c="5"/>-&gt; <text:s text:c="5"/>│</text:p>
      <text:p text:style-name="P1">│ <text:s text:c="3"/>8 │ <text:s text:c="4"/>D <text:s text:c="6"/>│ <text:s text:c="5"/>-&gt; <text:s text:c="5"/>│</text:p>
      <text:p text:style-name="P1">│ <text:s text:c="3"/>9 │ <text:s text:c="4"/>D <text:s text:c="6"/>│ <text:s text:c="5"/>-&gt; <text:s text:c="5"/>│</text:p>
      <text:p text:style-name="P1">│ <text:s text:c="2"/>10 │ <text:s text:c="4"/>D <text:s text:c="6"/>│ <text:s text:c="5"/>-&gt; <text:s text:c="5"/>│</text:p>
      <text:p text:style-name="P1">│ <text:s text:c="2"/>11 │ <text:s text:c="4"/>D <text:s text:c="6"/>│ <text:s text:c="5"/>-&gt; <text:s text:c="5"/>│</text:p>
      <text:p text:style-name="P1">│ <text:s text:c="2"/>12 │ <text:s text:c="4"/>D <text:s text:c="6"/>│ <text:s text:c="5"/>-&gt; <text:s text:c="5"/>│</text:p>
      <text:p text:style-name="P1">│ <text:s text:c="2"/>13 │ <text:s text:c="4"/>D <text:s text:c="6"/>│ <text:s text:c="5"/>-&gt; <text:s text:c="5"/>│</text:p>
      <text:p text:style-name="P1">│ <text:s text:c="2"/>14 │ <text:s text:c="4"/>D <text:s text:c="6"/>│ <text:s text:c="5"/>-&gt; <text:s text:c="5"/>│</text:p>
      <text:p text:style-name="P1">│ <text:s text:c="2"/>15 │ <text:s text:c="4"/>D <text:s text:c="6"/>│ <text:s text:c="5"/>-&gt; <text:s text:c="5"/>│</text:p>
      <text:p text:style-name="P1">└──────┴─────────────┴──────────────┘</text:p>
      <text:p text:style-name="P1">5 Disc Solution:</text:p>
      <text:p text:style-name="P1"/>
      <text:p text:style-name="P1">┌──────┬─────────────┬──────────────┐</text:p>
      <text:p text:style-name="P1">│ Step │ Disk Number │ <text:s text:c="3"/>Towers <text:s text:c="3"/>│</text:p>
      <text:p text:style-name="P1">├──────┼─────────────┼──────────────┤</text:p>
      <text:p text:style-name="P1">│ <text:s text:c="3"/>1 │ <text:s text:c="4"/>D1 <text:s text:c="5"/>│ <text:s text:c="3"/>A -&gt; C <text:s text:c="3"/>│</text:p>
      <text:p text:style-name="P1">│ <text:s text:c="3"/>2 │ <text:s text:c="4"/>D2 <text:s text:c="5"/>│ <text:s text:c="3"/>A -&gt; B <text:s text:c="3"/>│</text:p>
      <text:p text:style-name="P1">│ <text:s text:c="3"/>3 │ <text:s text:c="4"/>D1 <text:s text:c="5"/>│ <text:s text:c="3"/>C -&gt; B <text:s text:c="3"/>│</text:p>
      <text:p text:style-name="P1">│ <text:s text:c="3"/>4 │ <text:s text:c="4"/>D <text:s text:c="6"/>│ <text:s text:c="5"/>-&gt; <text:s text:c="5"/>│</text:p>
      <text:p text:style-name="P1">│ <text:s text:c="3"/>5 │ <text:s text:c="4"/>D <text:s text:c="6"/>│ <text:s text:c="5"/>-&gt; <text:s text:c="5"/>│</text:p>
      <text:p text:style-name="P1">│ <text:s text:c="3"/>6 │ <text:s text:c="4"/>D <text:s text:c="6"/>│ <text:s text:c="5"/>-&gt; <text:s text:c="5"/>│</text:p>
      <text:p text:style-name="P1">│ <text:s text:c="3"/>7 │ <text:s text:c="4"/>D <text:s text:c="6"/>│ <text:s text:c="5"/>-&gt; <text:s text:c="5"/>│</text:p>
      <text:p text:style-name="P1">│ <text:s text:c="3"/>8 │ <text:s text:c="4"/>D <text:s text:c="6"/>│ <text:s text:c="5"/>-&gt; <text:s text:c="5"/>│</text:p>
      <text:p text:style-name="P1">│ <text:s text:c="3"/>9 │ <text:s text:c="4"/>D <text:s text:c="6"/>│ <text:s text:c="5"/>-&gt; <text:s text:c="5"/>│</text:p>
      <text:p text:style-name="P1">│ <text:s text:c="2"/>10 │ <text:s text:c="4"/>D <text:s text:c="6"/>│ <text:s text:c="5"/>-&gt; <text:s text:c="5"/>│</text:p>
      <text:p text:style-name="P1">│ <text:s text:c="2"/>11 │ <text:s text:c="4"/>D <text:s text:c="6"/>│ <text:s text:c="5"/>-&gt; <text:s text:c="5"/>│</text:p>
      <text:p text:style-name="P1">│ <text:s text:c="2"/>12 │ <text:s text:c="4"/>D <text:s text:c="6"/>│ <text:s text:c="5"/>-&gt; <text:s text:c="5"/>│</text:p>
      <text:p text:style-name="P1">│ <text:s text:c="2"/>13 │ <text:s text:c="4"/>D <text:s text:c="6"/>│ <text:s text:c="5"/>-&gt; <text:s text:c="5"/>│</text:p>
      <text:p text:style-name="P1">│ <text:s text:c="2"/>14 │ <text:s text:c="4"/>D <text:s text:c="6"/>│ <text:s text:c="5"/>-&gt; <text:s text:c="5"/>│</text:p>
      <text:p text:style-name="P1">│ <text:s text:c="2"/>15 │ <text:s text:c="4"/>D <text:s text:c="6"/>│ <text:s text:c="5"/>-&gt; <text:s text:c="5"/>│</text:p>
      <text:p text:style-name="P1">│ <text:s text:c="2"/>16 │ <text:s text:c="4"/>D <text:s text:c="6"/>│ <text:s text:c="5"/>-&gt; <text:s text:c="5"/>│</text:p>
      <text:p text:style-name="P1">│ <text:s text:c="2"/>17 │ <text:s text:c="4"/>D <text:s text:c="6"/>│ <text:s text:c="5"/>-&gt; <text:s text:c="5"/>│</text:p>
      <text:p text:style-name="P1">│ <text:s text:c="2"/>18 │ <text:s text:c="4"/>D <text:s text:c="6"/>│ <text:s text:c="5"/>-&gt; <text:s text:c="5"/>│</text:p>
      <text:p text:style-name="P1">│ <text:s text:c="2"/>19 │ <text:s text:c="4"/>D <text:s text:c="6"/>│ <text:s text:c="5"/>-&gt; <text:s text:c="5"/>│</text:p>
      <text:p text:style-name="P1">│ <text:s text:c="2"/>20 │ <text:s text:c="4"/>D <text:s text:c="6"/>│ <text:s text:c="5"/>-&gt; <text:s text:c="5"/>│</text:p>
      <text:p text:style-name="P1">│ <text:s text:c="2"/>21 │ <text:s text:c="4"/>D <text:s text:c="6"/>│ <text:s text:c="5"/>-&gt; <text:s text:c="5"/>│</text:p>
      <text:p text:style-name="P1">│ <text:s text:c="2"/>22 │ <text:s text:c="4"/>D <text:s text:c="6"/>│ <text:s text:c="5"/>-&gt; <text:s text:c="5"/>│</text:p>
      <text:p text:style-name="P1">│ <text:s text:c="2"/>23 │ <text:s text:c="4"/>D <text:s text:c="6"/>│ <text:s text:c="5"/>-&gt; <text:s text:c="5"/>│</text:p>
      <text:p text:style-name="P1">│ <text:s text:c="2"/>24 │ <text:s text:c="4"/>D <text:s text:c="6"/>│ <text:s text:c="5"/>-&gt; <text:s text:c="5"/>│</text:p>
      <text:p text:style-name="P1">│ <text:s text:c="2"/>25 │ <text:s text:c="4"/>D <text:s text:c="6"/>│ <text:s text:c="5"/>-&gt; <text:s text:c="5"/>│</text:p>
      <text:p text:style-name="P1">│ <text:s text:c="2"/>26 │ <text:s text:c="4"/>D <text:s text:c="6"/>│ <text:s text:c="5"/>-&gt; <text:s text:c="5"/>│</text:p>
      <text:p text:style-name="P1">│ <text:s text:c="2"/>27 │ <text:s text:c="4"/>D <text:s text:c="6"/>│ <text:s text:c="5"/>-&gt; <text:s text:c="5"/>│</text:p>
      <text:p text:style-name="P1">│ <text:s text:c="2"/>28 │ <text:s text:c="4"/>D <text:s text:c="6"/>│ <text:s text:c="5"/>-&gt; <text:s text:c="5"/>│</text:p>
      <text:p text:style-name="P1">│ <text:s text:c="2"/>29 │ <text:s text:c="4"/>D <text:s text:c="6"/>│ <text:s text:c="5"/>-&gt; <text:s text:c="5"/>│</text:p>
      <text:p text:style-name="P1">│ <text:s text:c="2"/>30 │ <text:s text:c="4"/>D <text:s text:c="6"/>│ <text:s text:c="5"/>-&gt; <text:s text:c="5"/>│</text:p>
      <text:p text:style-name="P1">│ <text:s text:c="2"/>31 │ <text:s text:c="4"/>D <text:s text:c="6"/>│ <text:s text:c="5"/>-&gt; <text:s text:c="5"/>│</text:p>
      <text:p text:style-name="P1">└──────┴─────────────┴──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09:11:41.069035443</dc:date>
    <meta:editing-duration>PT9M45S</meta:editing-duration>
    <meta:editing-cycles>9</meta:editing-cycles>
    <meta:generator>LibreOffice/24.8.3.2$Linux_X86_64 LibreOffice_project/480$Build-2</meta:generator>
    <meta:document-statistic meta:table-count="0" meta:image-count="0" meta:object-count="0" meta:page-count="1" meta:paragraph-count="93" meta:word-count="512" meta:character-count="3108" meta:non-whitespace-character-count="1216"/>
  </office:meta>
</office:document-meta>
</file>